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749cm" svg:height="0.749cm" svg:x="6.447cm" svg:y="1.1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5cm" svg:height="0.75cm" svg:x="7.196cm" svg:y="1.9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49cm" svg:height="0.749cm" svg:x="7.946cm" svg:y="1.17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5cm" svg:height="0.75cm" svg:x="8.695cm" svg:y="1.9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5cm" svg:height="0.75cm" svg:x="6.445cm" svg:y="1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749cm" svg:height="0.749cm" svg:x="7.195cm" svg:y="1.9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0.749cm" svg:height="0.749cm" svg:x="6.447cm" svg:y="2.6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5cm" svg:height="0.75cm" svg:x="7.196cm" svg:y="3.42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49cm" svg:height="0.749cm" svg:x="7.946cm" svg:y="2.67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5cm" svg:height="0.75cm" svg:x="8.695cm" svg:y="3.4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998cm" svg:height="0.998cm" svg:x="6.083cm" svg:y="5.8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cm" svg:height="1cm" svg:x="7.081cm" svg:y="6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999cm" svg:height="0.998cm" svg:x="8.081cm" svg:y="5.89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cm" svg:height="1cm" svg:x="9.08cm" svg:y="6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1cm" svg:height="1cm" svg:x="6.08cm" svg:y="5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999cm" svg:height="0.999cm" svg:x="7.08cm" svg:y="6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0.998cm" svg:height="0.999cm" svg:x="6.083cm" svg:y="7.89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cm" svg:height="1cm" svg:x="7.081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999cm" svg:height="0.999cm" svg:x="8.081cm" svg:y="7.89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cm" svg:height="1cm" svg:x="9.08cm" svg:y="8.89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Wrobel</meta:initial-creator>
    <meta:creation-date>2013-10-23T16:53:05</meta:creation-date>
    <dc:date>2013-11-29T10:37:03</dc:date>
    <meta:editing-duration>PT19M12S</meta:editing-duration>
    <meta:editing-cycles>3</meta:editing-cycles>
    <meta:generator>LibreOffice/3.5$Linux_X86_64 LibreOffice_project/350m1$Build-2</meta:generator>
    <meta:print-date>2013-11-29T10:32:18</meta:print-date>
    <meta:document-statistic meta:object-count="32"/>
  </office:meta>
</office:document-meta>
</file>